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33b7" officeooo:paragraph-rsid="000a33b7"/>
    </style:style>
    <style:style style:name="P2" style:family="paragraph" style:parent-style-name="Standard">
      <style:text-properties officeooo:rsid="000c6873" officeooo:paragraph-rsid="000c6873"/>
    </style:style>
    <style:style style:name="P3" style:family="paragraph" style:parent-style-name="Standard">
      <style:text-properties officeooo:rsid="000e93a3" officeooo:paragraph-rsid="000e93a3"/>
    </style:style>
    <style:style style:name="P4" style:family="paragraph" style:parent-style-name="Standard">
      <style:text-properties officeooo:rsid="000e93a3" officeooo:paragraph-rsid="000e93a3"/>
    </style:style>
    <style:style style:name="P5" style:family="paragraph" style:parent-style-name="Standard">
      <style:text-properties officeooo:rsid="001023c8" officeooo:paragraph-rsid="001023c8"/>
    </style:style>
    <style:style style:name="T1" style:family="text">
      <style:text-properties officeooo:rsid="000a33b7"/>
    </style:style>
    <style:style style:name="T2" style:family="text">
      <style:text-properties officeooo:rsid="000c6873"/>
    </style:style>
    <style:style style:name="T3" style:family="text">
      <style:text-properties officeooo:rsid="000e66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<text:span text:style-name="T1">program to create child process</text:span></text:p>
      <text:p text:style-name="Standard">//<text:span text:style-name="T1">16/7/2019</text:span></text:p>
      <text:p text:style-name="Standard">//<text:span text:style-name="T2">fork.c</text:span></text:p>
      <text:p text:style-name="Standard">#include &lt;stdio.h&gt;</text:p>
      <text:p text:style-name="Standard">#include&lt;unistd.h&gt;</text:p>
      <text:p text:style-name="Standard">void <text:s/>main()</text:p>
      <text:p text:style-name="Standard">{</text:p>
      <text:p text:style-name="Standard">fork();</text:p>
      <text:p text:style-name="Standard">printf("\nHello\n");</text:p>
      <text:p text:style-name="Standard">}</text:p>
      <text:p text:style-name="Standard"/>
      <text:p text:style-name="Standard"/>
      <text:p text:style-name="P1">o/p :-</text:p>
      <text:p text:style-name="P1"><text:s/>gcc fork.c -o fork</text:p>
      <text:p text:style-name="P1">mscit8@mscit8-H61H2-I3:~/geet$ ./fork</text:p>
      <text:p text:style-name="P1"/>
      <text:p text:style-name="P1">Hello</text:p>
      <text:p text:style-name="P1"/>
      <text:p text:style-name="P1">Hello</text:p>
      <text:p text:style-name="P1">mscit8@mscit8-H61H2-I3:~/geet$ </text:p>
      <text:p text:style-name="P1"/>
      <text:p text:style-name="P1"/>
      <text:p text:style-name="P1"/>
      <text:p text:style-name="P1"/>
      <text:p text:style-name="P1">//program 2</text:p>
      <text:p text:style-name="P2">//fork1.c</text:p>
      <text:p text:style-name="P1">#include &lt;stdio.h&gt;</text:p>
      <text:p text:style-name="P1">#include&lt;unistd.h&gt;</text:p>
      <text:p text:style-name="P1">void <text:s/>main()</text:p>
      <text:p text:style-name="P1">{</text:p>
      <text:p text:style-name="P1">fork();</text:p>
      <text:p text:style-name="P1">fork();</text:p>
      <text:p text:style-name="P1">printf("\nHello\n");</text:p>
      <text:p text:style-name="P1">}</text:p>
      <text:p text:style-name="P1"/>
      <text:p text:style-name="P1"/>
      <text:p text:style-name="P1"/>
      <text:p text:style-name="P1"/>
      <text:p text:style-name="P1"/>
      <text:p text:style-name="P1">o/p :-</text:p>
      <text:p text:style-name="P1"/>
      <text:p text:style-name="P1"/>
      <text:p text:style-name="P1">nano fork1.c</text:p>
      <text:p text:style-name="P1">mscit8@mscit8-H61H2-I3:~/geet$ gcc fork1.c -o fork1</text:p>
      <text:p text:style-name="P1">mscit8@mscit8-H61H2-I3:~/geet$ ./fork1</text:p>
      <text:p text:style-name="P1"/>
      <text:p text:style-name="P1">Hello</text:p>
      <text:p text:style-name="P1"/>
      <text:p text:style-name="P1"/>
      <text:p text:style-name="P1">Hello</text:p>
      <text:p text:style-name="P1">Hello</text:p>
      <text:p text:style-name="P1"/>
      <text:p text:style-name="P1"><text:soft-page-break/>Hello</text:p>
      <text:p text:style-name="P1">mscit8@mscit8-H61H2-I3:~/geet$ </text:p>
      <text:p text:style-name="P1"/>
      <text:p text:style-name="P1"/>
      <text:p text:style-name="P1"/>
      <text:p text:style-name="P1"/>
      <text:p text:style-name="P1">//<text:span text:style-name="T2">program 3</text:span></text:p>
      <text:p text:style-name="P1">//<text:span text:style-name="T2">fork2.c</text:span></text:p>
      <text:p text:style-name="P1">#include&lt;sys/types.h&gt;</text:p>
      <text:p text:style-name="P1">#include&lt;stdio.h&gt;</text:p>
      <text:p text:style-name="P1">#include&lt;unistd.h&gt;</text:p>
      <text:p text:style-name="P1">int <text:s/>main()</text:p>
      <text:p text:style-name="P1">{</text:p>
      <text:p text:style-name="P1">fork();</text:p>
      <text:p text:style-name="P1">printf("Process ID = %d\n",getpid());</text:p>
      <text:p text:style-name="P1">return 0;</text:p>
      <text:p text:style-name="P1">}</text:p>
      <text:p text:style-name="P1"/>
      <text:p text:style-name="P2">o/p:-</text:p>
      <text:p text:style-name="P2"><text:s/>nano fork2.c</text:p>
      <text:p text:style-name="P2">mscit8@mscit8-H61H2-I3:~/geet$ gcc fork2.c -o fork2</text:p>
      <text:p text:style-name="P2">mscit8@mscit8-H61H2-I3:~/geet$ ./fork2</text:p>
      <text:p text:style-name="P2">Process ID = 2229</text:p>
      <text:p text:style-name="P2">Process ID = 2230</text:p>
      <text:p text:style-name="P2"/>
      <text:p text:style-name="P2"/>
      <text:p text:style-name="P2"/>
      <text:p text:style-name="P2"/>
      <text:p text:style-name="P2">//pogram 4</text:p>
      <text:p text:style-name="P2">//<text:span text:style-name="T3">concurrent</text:span></text:p>
      <text:p text:style-name="P2">//</text:p>
      <text:p text:style-name="P2">#include&lt;stdlib.h&gt;</text:p>
      <text:p text:style-name="P2">#include&lt;stdio.h&gt;</text:p>
      <text:p text:style-name="P2">#include&lt;unistd.h&gt;</text:p>
      <text:p text:style-name="P2">#define a 10</text:p>
      <text:p text:style-name="P2">int main()</text:p>
      <text:p text:style-name="P2">{</text:p>
      <text:p text:style-name="P2">int i, pid,sum,prod, arr[a]={1,2,3,4,5,6,7,8,9,10};</text:p>
      <text:p text:style-name="P2">pid=fork();</text:p>
      <text:p text:style-name="P2"><text:s text:c="2"/>if(pid==0)</text:p>
      <text:p text:style-name="P2"><text:s text:c="2"/>{</text:p>
      <text:p text:style-name="P2"><text:s text:c="2"/>sum=0;</text:p>
      <text:p text:style-name="P2"><text:s text:c="3"/>for(i=0;i&lt;a;i++)</text:p>
      <text:p text:style-name="P2"><text:s text:c="3"/>{</text:p>
      <text:p text:style-name="P2"><text:s text:c="3"/>sum=sum+arr[i];</text:p>
      <text:p text:style-name="P2"><text:s text:c="3"/>printf("\n Child sum : %d\n ", sum);</text:p>
      <text:p text:style-name="P2"><text:s text:c="3"/>sleep(1);</text:p>
      <text:p text:style-name="P2"><text:s text:c="3"/>}</text:p>
      <text:p text:style-name="P2"><text:s text:c="2"/>exit(EXIT_SUCCESS);</text:p>
      <text:p text:style-name="P2"><text:s text:c="2"/>}</text:p>
      <text:p text:style-name="P2"/>
      <text:p text:style-name="P2"><text:s text:c="2"/>if(pid&gt;0)</text:p>
      <text:p text:style-name="P2"><text:soft-page-break/><text:s text:c="2"/>{</text:p>
      <text:p text:style-name="P2"><text:s text:c="2"/>prod=1;</text:p>
      <text:p text:style-name="P2"><text:s text:c="3"/>for(i=0;i&lt;a;i++)</text:p>
      <text:p text:style-name="P2"><text:s text:c="3"/>{</text:p>
      <text:p text:style-name="P2"><text:s text:c="3"/>prod=prod*arr[i];</text:p>
      <text:p text:style-name="P2"><text:s text:c="3"/>printf("\n Parent prod : %d\n " ,prod);</text:p>
      <text:p text:style-name="P2"><text:s text:c="3"/>sleep(2);</text:p>
      <text:p text:style-name="P2"><text:s text:c="3"/>}</text:p>
      <text:p text:style-name="P2"><text:s text:c="3"/>return EXIT_SUCCESS;</text:p>
      <text:p text:style-name="P2"><text:s text:c="2"/>}</text:p>
      <text:p text:style-name="P2"><text:s/>else</text:p>
      <text:p text:style-name="P2"><text:s/>{</text:p>
      <text:p text:style-name="P2"><text:s/>printf("\n Fork Failed /n");</text:p>
      <text:p text:style-name="P2"><text:s/>return EXIT_FAILURE;</text:p>
      <text:p text:style-name="P2"><text:s/>}</text:p>
      <text:p text:style-name="P2">}</text:p>
      <text:p text:style-name="P2"/>
      <text:p text:style-name="P2"/>
      <text:p text:style-name="P3">o/p :- </text:p>
      <text:p text:style-name="P3">nano forkarray.c</text:p>
      <text:p text:style-name="P3">mscit8@mscit8-H61H2-I3:~/geet$ gcc forkarray.c -o forkarray</text:p>
      <text:p text:style-name="P3">mscit8@mscit8-H61H2-I3:~/geet$ ./forkarray</text:p>
      <text:p text:style-name="P3"/>
      <text:p text:style-name="P3"><text:s/>Parent prod : 1</text:p>
      <text:p text:style-name="P3"/>
      <text:p text:style-name="P3"><text:s/>Child sum : 1</text:p>
      <text:p text:style-name="P3"><text:s/></text:p>
      <text:p text:style-name="P3"><text:s/>Child sum : 3</text:p>
      <text:p text:style-name="P3"><text:s/></text:p>
      <text:p text:style-name="P3"><text:s/>Parent prod : 2</text:p>
      <text:p text:style-name="P3"><text:s/></text:p>
      <text:p text:style-name="P3"><text:s/>Child sum : 6</text:p>
      <text:p text:style-name="P3"><text:s/></text:p>
      <text:p text:style-name="P3"><text:s/>Child sum : 10</text:p>
      <text:p text:style-name="P3"><text:s/></text:p>
      <text:p text:style-name="P3"><text:s/>Parent prod : 6</text:p>
      <text:p text:style-name="P3"><text:s/></text:p>
      <text:p text:style-name="P3"><text:s/>Child sum : 15</text:p>
      <text:p text:style-name="P3"><text:s/></text:p>
      <text:p text:style-name="P3"><text:s/>Child sum : 21</text:p>
      <text:p text:style-name="P3"><text:s/></text:p>
      <text:p text:style-name="P3"><text:s/>Parent prod : 24</text:p>
      <text:p text:style-name="P3"><text:s/></text:p>
      <text:p text:style-name="P3"><text:s/>Child sum : 28</text:p>
      <text:p text:style-name="P3"><text:s/></text:p>
      <text:p text:style-name="P3"><text:s/>Child sum : 36</text:p>
      <text:p text:style-name="P3"><text:s/></text:p>
      <text:p text:style-name="P3"><text:s/>Parent prod : 120</text:p>
      <text:p text:style-name="P3"><text:s/></text:p>
      <text:p text:style-name="P3"><text:s/>Child sum : 45</text:p>
      <text:p text:style-name="P3"><text:s/></text:p>
      <text:p text:style-name="P3"><text:s/>Child sum : 55</text:p>
      <text:p text:style-name="P3"><text:soft-page-break/><text:s/></text:p>
      <text:p text:style-name="P3"><text:s/>Parent prod : 720</text:p>
      <text:p text:style-name="P3"><text:s text:c="2"/></text:p>
      <text:p text:style-name="P3"><text:s/>Parent prod : 5040</text:p>
      <text:p text:style-name="P3"><text:s/></text:p>
      <text:p text:style-name="P3"><text:s/>Parent prod : 40320</text:p>
      <text:p text:style-name="P3"><text:s/></text:p>
      <text:p text:style-name="P3"><text:s/>Parent prod : 362880</text:p>
      <text:p text:style-name="P3"><text:s/></text:p>
      <text:p text:style-name="P3"><text:s/>Parent prod : 3628800</text:p>
      <text:p text:style-name="P3"><text:s/>mscit8@mscit8-H61H2-I3:~/geet$ </text:p>
      <text:p text:style-name="P3"/>
      <text:p text:style-name="P3"/>
      <text:p text:style-name="P3"/>
      <text:p text:style-name="P5">reference :-</text:p>
      <text:p text:style-name="P5">https://www.geeksforgeeks.org/fork-system-call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0:05:17.814904143</meta:creation-date>
    <dc:date>2019-07-25T11:26:45.894863348</dc:date>
    <meta:editing-duration>PT1H48M46S</meta:editing-duration>
    <meta:editing-cycles>3</meta:editing-cycles>
    <meta:generator>LibreOffice/5.4.5.1$Linux_X86_64 LibreOffice_project/40m0$Build-1</meta:generator>
    <meta:document-statistic meta:table-count="0" meta:image-count="0" meta:object-count="0" meta:page-count="4" meta:paragraph-count="136" meta:word-count="249" meta:character-count="1856" meta:non-whitespace-character-count="1614"/>
  </office:meta>
</office:document-meta>
</file>